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automatic-styles>
    <style:style style:name="P1" style:family="paragraph" style:parent-style-name="Standard">
      <style:text-properties officeooo:rsid="00081949" officeooo:paragraph-rsid="00081949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81949" officeooo:paragraph-rsid="00081949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081949" officeooo:paragraph-rsid="00081949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style="italic" fo:font-weight="bold" officeooo:rsid="000e16f9" officeooo:paragraph-rsid="000e16f9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Standard" style:list-style-name="L1">
      <style:text-properties officeooo:rsid="000c5a52" officeooo:paragraph-rsid="000c5a52"/>
    </style:style>
    <style:style style:name="P6" style:family="paragraph" style:parent-style-name="Standard">
      <style:text-properties officeooo:rsid="000c5a52" officeooo:paragraph-rsid="000c5a52"/>
    </style:style>
    <style:style style:name="P7" style:family="paragraph" style:parent-style-name="Standard">
      <style:text-properties officeooo:rsid="000e16f9" officeooo:paragraph-rsid="000e16f9"/>
    </style:style>
    <style:style style:name="P8" style:family="paragraph" style:parent-style-name="Standard">
      <style:text-properties fo:font-weight="bold" officeooo:paragraph-rsid="00106883"/>
    </style:style>
    <style:style style:name="P9" style:family="paragraph" style:parent-style-name="Standard">
      <style:text-properties officeooo:paragraph-rsid="00106883"/>
    </style:style>
    <style:style style:name="P10" style:family="paragraph" style:parent-style-name="Standard">
      <style:text-properties fo:font-style="italic" fo:font-weight="normal" officeooo:rsid="000e16f9" officeooo:paragraph-rsid="000e16f9" style:font-style-asian="italic" style:font-weight-asian="normal" style:font-style-complex="italic" style:font-weight-complex="normal"/>
    </style:style>
    <style:style style:name="T1" style:family="text">
      <style:text-properties fo:font-variant="normal" fo:text-transform="none" fo:color="#0d0d0d" loext:opacity="100%" style:font-name="ui-sans-serif" fo:font-size="12pt" fo:letter-spacing="normal" fo:font-style="normal" fo:font-weight="normal"/>
    </style:style>
    <style:style style:name="T2" style:family="text">
      <style:text-properties fo:font-variant="normal" fo:text-transform="none" fo:color="#0d0d0d" loext:opacity="100%" style:font-name="ui-sans-serif" fo:font-size="12pt" fo:letter-spacing="normal" fo:font-style="normal" fo:font-weight="normal" officeooo:rsid="00106883"/>
    </style:style>
    <style:style style:name="T3" style:family="text">
      <style:text-properties fo:font-variant="normal" fo:text-transform="none" fo:color="#0d0d0d" loext:opacity="100%" style:font-name="ui-sans-serif" fo:font-size="12pt" fo:letter-spacing="normal" fo:font-style="normal" fo:font-weight="normal" loext:padding="0.0193in" loext:border="0.06pt solid #000000"/>
    </style:style>
    <style:style style:name="T4" style:family="text">
      <style:text-properties fo:font-weight="normal" officeooo:rsid="00106883" style:font-weight-asian="normal" style:font-weight-complex="normal"/>
    </style:style>
    <style:style style:name="T5" style:family="text">
      <style:text-properties officeooo:rsid="00106883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a Structure &amp; Algorithm</text:p>
      <text:p text:style-name="Standard"/>
      <text:p text:style-name="P1">DATA STRUCTURE</text:p>
      <text:list xml:id="list2514415650" text:style-name="L1">
        <text:list-item>
          <text:p text:style-name="P5">Linked List</text:p>
        </text:list-item>
        <text:list-item>
          <text:p text:style-name="P5">Matrix / Grid</text:p>
        </text:list-item>
        <text:list-item>
          <text:p text:style-name="P5">Queue</text:p>
        </text:list-item>
        <text:list-item>
          <text:p text:style-name="P5">Stack</text:p>
        </text:list-item>
        <text:list-item>
          <text:p text:style-name="P5">Array</text:p>
        </text:list-item>
        <text:list-item>
          <text:p text:style-name="P5">Hash</text:p>
        </text:list-item>
        <text:list-item>
          <text:p text:style-name="P5">Heap</text:p>
        </text:list-item>
        <text:list-item>
          <text:p text:style-name="P5">Graph</text:p>
        </text:list-item>
        <text:list-item>
          <text:p text:style-name="P5">String</text:p>
        </text:list-item>
        <text:list-item>
          <text:p text:style-name="P5">Tree</text:p>
        </text:list-item>
      </text:list>
      <text:p text:style-name="P6"/>
      <text:p text:style-name="P3">ALGORITHM</text:p>
      <text:p text:style-name="P7">Pattern Searching</text:p>
      <text:p text:style-name="P7">Divide &amp; Conquer</text:p>
      <text:p text:style-name="P7">Searching</text:p>
      <text:p text:style-name="P7"/>
      <text:p text:style-name="P4">Sorting</text:p>
      <text:p text:style-name="P4"/>
      <text:p text:style-name="P10">Bubble Sort</text:p>
      <text:p text:style-name="P8"><text:span text:style-name="T4">Description</text:span><text:span text:style-name="T5">: </text:span><text:span text:style-name="T1">Repeatedly steps through the list, compares adjacent elements, and swaps them if they are in the wrong order.</text:span></text:p>
      <text:p text:style-name="P9"><text:span text:style-name="T2">Time Complexity: </text:span><text:span text:style-name="T3">O(n2)</text:span><text:span text:style-name="T1"> on average and worst-case.</text:span></text:p>
      <text:p text:style-name="P8"><text:span text:style-name="T1"/></text:p>
      <text:p text:style-name="P7">Bitwise</text:p>
      <text:p text:style-name="P7">Greedy</text:p>
      <text:p text:style-name="P7">Recursion</text:p>
      <text:p text:style-name="P7">Backtracking</text:p>
      <text:p text:style-name="P7">Mathematical</text:p>
      <text:p text:style-name="P7">Dynamic Programming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23:50:12.580527223</meta:creation-date>
    <dc:date>2024-05-29T02:22:36.580171665</dc:date>
    <meta:editing-duration>PT2H32M21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26" meta:word-count="72" meta:character-count="417" meta:non-whitespace-character-count="381"/>
  </office:meta>
</office:document-meta>
</file>